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P1" style:family="paragraph" style:parent-style-name="Standard">
      <style:paragraph-properties fo:margin-top="0.199cm" fo:margin-bottom="0.199cm"/>
    </style:style>
    <style:style style:name="P2" style:family="paragraph" style:parent-style-name="Standard">
      <style:paragraph-properties fo:keep-together="always" fo:keep-with-next="always">
        <style:tab-stops/>
      </style:paragraph-properties>
    </style:style>
    <style:style style:name="P3" style:family="paragraph" style:parent-style-name="Contents_20_1">
      <style:paragraph-properties>
        <style:tab-stops/>
      </style:paragraph-properties>
    </style:style>
    <style:style style:name="P4" style:family="paragraph" style:parent-style-name="Contents_20_2">
      <style:paragraph-properties>
        <style:tab-stops/>
      </style:paragraph-properties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 style:list-style-name="L1">
      <style:paragraph-properties fo:margin-left="1.249cm" fo:margin-right="0cm" fo:text-indent="0cm" style:auto-text-indent="false"/>
    </style:style>
    <style:style style:name="P7" style:family="paragraph" style:parent-style-name="Standard" style:list-style-name="L1" style:master-page-name="">
      <style:paragraph-properties fo:margin-left="1.249cm" fo:margin-right="0cm" fo:text-indent="0cm" style:auto-text-indent="false" style:page-number="auto" fo:keep-with-next="auto"/>
    </style:style>
    <style:style style:name="P8" style:family="paragraph" style:parent-style-name="Heading_20_1">
      <style:paragraph-properties fo:margin-left="0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normal" fo:font-weight="bold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Installation</text:h>
      <text:table-of-content text:style-name="Sect1" text:protected="true" text:name="Table des matières1">
        <text:table-of-content-source text:outline-level="10" text:index-scope="chapter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"><text:a xlink:type="simple" xlink:href="#1.Installation|outline" text:style-name="Internet_20_link" text:visited-style-name="Internet_20_link">2 - Installation</text:a></text:p>
          <text:p text:style-name="P4"><text:a xlink:type="simple" xlink:href="#1.1.Installation des logiciels|outline" text:style-name="Internet_20_link" text:visited-style-name="Internet_20_link">2.1 - Installation des logiciels</text:a></text:p>
          <text:p text:style-name="P4"><text:a xlink:type="simple" xlink:href="#1.2.Initialisation de la configuration par défaut|outline" text:style-name="Internet_20_link" text:visited-style-name="Internet_20_link">2.2 - Initialisation de la configuration par défaut</text:a></text:p>
        </text:index-body>
      </text:table-of-content>
      <text:p text:style-name="P5"/>
      <text:h text:style-name="Heading_20_2" text:outline-level="2">Installation des logiciels</text:h>
      <text:p text:style-name="P1">La procédure d'installation est décrite dans la documentation <text:span text:style-name="T1">kicad</text:span>.</text:p>
      <text:h text:style-name="Heading_20_2" text:outline-level="2">Initialisation de la configuration par défaut</text:h>
      <text:p text:style-name="Standard">Un fichier de configuration par défaut: <text:span text:style-name="T1">kicad.pro</text:span> est fourni dans <text:span text:style-name="T1">kicad/share/template</text:span>.</text:p>
      <text:p text:style-name="Standard"><text:span text:style-name="T2">Il sert de fichier modèle pour tout nouveau projet</text:span>.</text:p>
      <text:p text:style-name="Standard">On peut le compléter, principalement pour la liste des librairies a charger.</text:p>
      <text:p text:style-name="Standard">Dans ce cas:</text:p>
      <text:list xml:id="list37442958" text:style-name="L1">
        <text:list-item>
          <text:p text:style-name="P6">Lancer Pcbnew</text:p>
        </text:list-item>
        <text:list-item>
          <text:p text:style-name="P7"><text:span text:style-name="T3">Sauvegarder la configuration</text:span><text:span text:style-name="T5"> ainsi modifiée dans </text:span><text:span text:style-name="T4">kicad/share/template/kicad.pro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orphans="2" fo:widows="2" style:page-number="auto"/>
      <style:text-properties style:use-window-font-color="true" style:font-name="Arial" fo:font-size="12pt" fo:language="fr" fo:country="FR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1.249cm" fo:margin-right="0cm" fo:margin-top="0cm" fo:margin-bottom="0cm" fo:line-height="200%" fo:text-align="justify" style:justify-single-word="false" fo:text-indent="-1.249cm" style:auto-text-indent="false" style:page-number="auto" style:shadow="none"/>
      <style:text-properties style:use-window-font-color="true" style:font-name="Arial1" fo:font-size="12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2.498cm" fo:margin-right="0cm" fo:margin-top="0cm" fo:margin-bottom="0cm" fo:line-height="150%" fo:text-align="justify" style:justify-single-word="false" fo:text-indent="-1.249cm" style:auto-text-indent="false" style:page-number="auto"/>
      <style:text-properties style:use-window-font-color="true" style:font-name="Arial1"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 style:master-page-name="">
      <style:paragraph-properties fo:margin-left="3.747cm" fo:margin-right="0cm" fo:margin-top="0cm" fo:margin-bottom="0cm" fo:line-height="150%" fo:text-indent="-1.249cm" style:auto-text-indent="false" style:page-number="auto" fo:keep-with-next="always"/>
      <style:text-properties fo:color="#000080"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WW-Police_20_par_20_défaut" style:display-name="WW-Police par défaut" style:family="text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2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51cm" fo:margin-bottom="1.251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dc:title>Chap 2: installation</dc:title>
    <meta:initial-creator>IUT</meta:initial-creator>
    <meta:creation-date>1996-01-27T12:47:00</meta:creation-date>
    <dc:date>2011-11-12T17:33:53.04</dc:date>
    <meta:print-date>2002-12-03T11:50:06</meta:print-date>
    <dc:language>fr-FR</dc:language>
    <meta:editing-cycles>39</meta:editing-cycles>
    <meta:editing-duration>PT1H25M44S</meta:editing-duration>
    <meta:document-statistic meta:table-count="0" meta:image-count="0" meta:object-count="0" meta:page-count="1" meta:paragraph-count="14" meta:word-count="90" meta:character-count="604" meta:non-whitespace-character-count="530"/>
    <meta:user-defined meta:name="Info 1"/>
    <meta:user-defined meta:name="Info 2"/>
    <meta:user-defined meta:name="Info 3"/>
    <meta:user-defined meta:name="Info 4"/>
  </office:meta>
</office:document-meta>
</file>